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</text:p>
          </table:table-cell>
          <table:table-cell table:style-name="ce6" office:value-type="string" calcext:value-type="string">
            <text:p>Prob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4:15:19.56162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18:37:39.404362736</dc:date>
    <dc:creator>Germán Ramírez</dc:creator>
    <meta:editing-duration>P1DT19H28M59S</meta:editing-duration>
    <meta:editing-cycles>65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116" meta:object-count="0"/>
  </office:meta>
</office:document-meta>
</file>